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6" calcext:value-type="date">
            <text:p>26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7" calcext:value-type="date">
            <text:p>2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29" calcext:value-type="date">
            <text:p>2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30" calcext:value-type="date">
            <text:p>30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01" calcext:value-type="date">
            <text:p>01.02.20</text:p>
          </table:table-cell>
          <table:table-cell table:style-name="ce43" office:value-type="string" calcext:value-type="string">
            <text:p>jpoint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01" calcext:value-type="date">
            <text:p>01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49" calcext:value-type="float">
            <text:p>49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.00.0000</text:date>, <text:time style:data-style-name="N2" text:time-value="15:21:32.48348077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2-01T17:39:16.536281889</dc:date>
    <meta:editing-duration>P127DT19H59M58S</meta:editing-duration>
    <meta:editing-cycles>805</meta:editing-cycles>
    <meta:document-statistic meta:table-count="5" meta:cell-count="763" meta:object-count="0"/>
  </office:meta>
</office:document-meta>
</file>